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233716e"/>
    </style:style>
    <style:style style:name="P2" style:family="paragraph" style:parent-style-name="Text_20_body">
      <style:text-properties officeooo:paragraph-rsid="0239fdff"/>
    </style:style>
    <style:style style:name="P3" style:family="paragraph" style:parent-style-name="Text_20_body">
      <style:text-properties officeooo:paragraph-rsid="02446862"/>
    </style:style>
    <style:style style:name="P4" style:family="paragraph" style:parent-style-name="Text_20_body">
      <style:text-properties fo:font-weight="bold" officeooo:paragraph-rsid="0248e2ff" style:font-weight-asian="bold" style:font-weight-complex="bold"/>
    </style:style>
    <style:style style:name="P5" style:family="paragraph" style:parent-style-name="Text_20_body">
      <style:text-properties fo:font-weight="bold" officeooo:rsid="024913d4" officeooo:paragraph-rsid="024913d4" style:font-weight-asian="bold" style:font-weight-complex="bold"/>
    </style:style>
    <style:style style:name="P6" style:family="paragraph" style:parent-style-name="Text_20_body">
      <style:text-properties fo:font-weight="bold" officeooo:rsid="02496869" officeooo:paragraph-rsid="02496869" style:font-weight-asian="bold" style:font-weight-complex="bold"/>
    </style:style>
    <style:style style:name="P7" style:family="paragraph" style:parent-style-name="Text_20_body">
      <style:text-properties officeooo:paragraph-rsid="024913d4"/>
    </style:style>
    <style:style style:name="P8" style:family="paragraph" style:parent-style-name="Text_20_body">
      <style:text-properties officeooo:paragraph-rsid="02491b22"/>
    </style:style>
    <style:style style:name="P9" style:family="paragraph" style:parent-style-name="Text_20_body">
      <style:text-properties officeooo:rsid="02491b22" officeooo:paragraph-rsid="02491b22"/>
    </style:style>
    <style:style style:name="P10" style:family="paragraph" style:parent-style-name="Text_20_body">
      <style:text-properties officeooo:paragraph-rsid="02357fed"/>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15dff0" style:font-weight-asian="bold" style:font-weight-complex="bold"/>
    </style:style>
    <style:style style:name="T6" style:family="text">
      <style:text-properties fo:font-weight="bold" officeooo:rsid="0225a64d" style:font-weight-asian="bold" style:font-weight-complex="bold"/>
    </style:style>
    <style:style style:name="T7" style:family="text">
      <style:text-properties fo:font-weight="bold" officeooo:rsid="02266356" style:font-weight-asian="bold" style:font-weight-complex="bold"/>
    </style:style>
    <style:style style:name="T8" style:family="text">
      <style:text-properties fo:font-weight="bold" officeooo:rsid="0228abd6" style:font-weight-asian="bold" style:font-weight-complex="bold"/>
    </style:style>
    <style:style style:name="T9" style:family="text">
      <style:text-properties fo:font-weight="bold" officeooo:rsid="022b58ca" style:font-weight-asian="bold" style:font-weight-complex="bold"/>
    </style:style>
    <style:style style:name="T10" style:family="text">
      <style:text-properties fo:font-weight="bold" officeooo:rsid="023ce434" style:font-weight-asian="bold" style:font-weight-complex="bold"/>
    </style:style>
    <style:style style:name="T11" style:family="text">
      <style:text-properties fo:font-weight="bold" officeooo:rsid="0245af71" style:font-weight-asian="bold" style:font-weight-complex="bold"/>
    </style:style>
    <style:style style:name="T12" style:family="text">
      <style:text-properties fo:font-weight="bold" officeooo:rsid="024913d4" style:font-weight-asian="bold" style:font-weight-complex="bold"/>
    </style:style>
    <style:style style:name="T13" style:family="text">
      <style:text-properties fo:font-weight="bold" officeooo:rsid="02491b22"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215c429" style:font-weight-asian="normal" style:font-weight-complex="normal"/>
    </style:style>
    <style:style style:name="T16" style:family="text">
      <style:text-properties fo:font-weight="normal" officeooo:rsid="022b58ca" style:font-weight-asian="normal" style:font-weight-complex="normal"/>
    </style:style>
    <style:style style:name="T17" style:family="text">
      <style:text-properties fo:font-weight="normal" officeooo:rsid="022d0e3a" style:font-weight-asian="normal" style:font-weight-complex="normal"/>
    </style:style>
    <style:style style:name="T18" style:family="text">
      <style:text-properties fo:font-weight="normal" officeooo:rsid="022fbbdc" style:font-weight-asian="normal" style:font-weight-complex="normal"/>
    </style:style>
    <style:style style:name="T19" style:family="text">
      <style:text-properties fo:font-weight="normal" officeooo:rsid="0234f99f" style:font-weight-asian="normal" style:font-weight-complex="normal"/>
    </style:style>
    <style:style style:name="T20" style:family="text">
      <style:text-properties fo:font-weight="normal" officeooo:rsid="0239fdff" style:font-weight-asian="normal" style:font-weight-complex="normal"/>
    </style:style>
    <style:style style:name="T21" style:family="text">
      <style:text-properties fo:font-weight="normal" officeooo:rsid="0248e2ff" style:font-weight-asian="normal" style:font-weight-complex="normal"/>
    </style:style>
    <style:style style:name="T22" style:family="text">
      <style:text-properties fo:font-weight="normal" officeooo:rsid="02266356" style:font-weight-asian="normal" style:font-weight-complex="normal"/>
    </style:style>
    <style:style style:name="T23" style:family="text">
      <style:text-properties fo:font-weight="normal" officeooo:rsid="02491b22" style:font-weight-asian="normal" style:font-weight-complex="normal"/>
    </style:style>
    <style:style style:name="T24" style:family="text">
      <style:text-properties fo:font-weight="normal" officeooo:rsid="02496869" style:font-weight-asian="normal" style:font-weight-complex="normal"/>
    </style:style>
    <style:style style:name="T25" style:family="text">
      <style:text-properties fo:font-weight="normal" officeooo:rsid="024b21bc" style:font-weight-asian="normal" style:font-weight-complex="normal"/>
    </style:style>
    <style:style style:name="T26" style:family="text">
      <style:text-properties officeooo:rsid="00e51007"/>
    </style:style>
    <style:style style:name="T27" style:family="text">
      <style:text-properties officeooo:rsid="02375ee2"/>
    </style:style>
    <style:style style:name="T28" style:family="text">
      <style:text-properties officeooo:rsid="0248e2ff"/>
    </style:style>
    <style:style style:name="T29" style:family="text">
      <style:text-properties officeooo:rsid="02491b22"/>
    </style:style>
    <style:style style:name="T30" style:family="text">
      <style:text-properties style:text-position="super 58%" fo:font-weight="normal" officeooo:rsid="02491b22" style:font-weight-asian="normal" style:font-weight-complex="normal"/>
    </style:style>
    <style:style style:name="T31" style:family="text">
      <style:text-properties style:text-position="0% 100%"/>
    </style:style>
    <style:style style:name="T32" style:family="text">
      <style:text-properties officeooo:rsid="024b21b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CB IT Stuff recording <text:span text:style-name="T27">20 Septemver 2017</text:span></text:p>
      <text:p text:style-name="P1"><text:span text:style-name="T2">[0]</text:span><text:span text:style-name="T26"> Hello everybody, This is IT Stuff on BCB Radio. We get together once a month and we talk about the wonder, the magic of information technology, tomorrow’s world today ... with a few bugs here and there. Here to raise a few github issues against the future are Kriss, Shi, Dick and John, the sage of Calderdale! He’s here to annoy me by talking about Wuthering Bytes. More soon.</text:span></text:p>
      <text:p text:style-name="P10"><text:span text:style-name="T5">[</text:span><text:span text:style-name="T8">2</text:span><text:span text:style-name="T7"> Min]</text:span><text:span text:style-name="T22"> </text:span><text:span text:style-name="T21">So the big mainstream stories this month have been Apple’s shiney new things, and the big breach. No not CEX. Well, yes, CEX, but also Equifax. Lots of derp at Equifax. </text:span><text:span text:style-name="T25">Bottom line, not many brits hurt. (this time)</text:span></text:p>
      <text:p text:style-name="P6"><text:span text:style-name="T28">[3</text:span> Min]<text:span text:style-name="T14"> CClean</text:span><text:span text:style-name="T25">er - malware in recent version, hopefully reinstalling fixes it</text:span></text:p>
      <text:p text:style-name="P5">[<text:span text:style-name="T32">5</text:span> Min]<text:span text:style-name="T14"> Tell you what. Let’s try talking to John for a bit and see if that cheers us up.</text:span></text:p>
      <text:p text:style-name="P7"><text:span text:style-name="T12">[1</text:span><text:span text:style-name="T13">1</text:span><text:span text:style-name="T12"> Min] </text:span><text:span text:style-name="T23">News from the world of copyright infringement, in the last couple of days the Pirate Bay embarked on an unannouced experiment in getting rid of adverts, they quietly started sending people a bitcoin miner into users’ browsers when they searched for stuff. </text:span><text:span text:style-name="T24">+</text:span><text:span text:style-name="T23"> “Users of pirate content 20 years ago were highly technical. 10 years ago they were somewhat technical. Right now they are </text:span><text:span text:style-name="T24">[redacted]</text:span><text:span text:style-name="T23"> watermelon head puppets. They are plain stupid, </text:span><text:span text:style-name="T24">p</text:span>irate sites don’t have customers. They have users. The definition of a customer, when related to the web, is a person that actually buys a service. Since pirates sites don’t sell services they have no customers.” </text:p>
      <text:p text:style-name="P8"><text:span text:style-name="T7">[</text:span><text:span text:style-name="T12">1</text:span><text:span text:style-name="T13">3</text:span><text:span text:style-name="T12"> Min</text:span><text:span text:style-name="T7">]</text:span><text:span text:style-name="T22"> </text:span><text:span text:style-name="T16">You're listening to IT Stuff </text:span><text:span text:style-name="T17">here </text:span><text:span text:style-name="T16">on BCB Radio, we're on 106.6fm, listen live on radioplayer, listen again, </text:span><text:span text:style-name="T18">youtubes, blablabla, </text:span><text:span text:style-name="T23">time for Artificial Intelligence news in Singularity Watch </text:span></text:p>
      <text:p text:style-name="P8"><text:span text:style-name="T13">[SINGULARITY.WAV] </text:span><text:span text:style-name="T24">Artificial face reconstruction (and Apple </text:span><text:span text:style-name="T25">FaceID</text:span><text:span text:style-name="T24">!) and KFC Training with Rift</text:span></text:p>
      <text:p text:style-name="P9"><text:span text:style-name="T13">[</text:span><text:span text:style-name="T1">17 Min]</text:span><text:span text:style-name="T14"> So we left John dangling in Hebden Bridge town hall, let’s get back to W/Bytes!</text:span></text:p>
      <text:p text:style-name="P7"><text:span text:style-name="T3">[</text:span><text:span text:style-name="T6">2</text:span><text:span text:style-name="T11">2</text:span><text:span text:style-name="T4"> Min] </text:span><text:span text:style-name="T9">Past and Future</text:span><text:span text:style-name="T4"> Events<text:line-break/></text:span><text:span text:style-name="T16">Badonkadonk </text:span><text:span text:style-name="T19">1</text:span><text:span text:style-name="T23">1</text:span><text:span text:style-name="T19"> </text:span><text:span text:style-name="T23">Oct</text:span><text:span text:style-name="T19"> Turls Green spoons </text:span><text:span text:style-name="T20">7-9pm game creators in the Bradford area to play each others games (finished digital to paper protoypes to fully realised tabletop games), get face-to-face feedback and general tomfoolery.</text:span></text:p>
      <text:p text:style-name="P2"><text:span text:style-name="T15">Coder Dojo Anyone from the age of seven to seventeen can visit our Dojo and learn how to code, build websites, apps, or games and explore technology in a laid-back, creative, fun and social environment. CoderDojo has just one rule: “Above All: Be Cool“<text:line-break/></text:span><text:span text:style-name="T19">https://bradford-coderdojo.github.io/</text:span><text:span text:style-name="T15"> </text:span><text:span text:style-name="T23">30 Sept </text:span><text:span text:style-name="T15">2017 at 09:30 - 12:00 </text:span><text:span text:style-name="T23">and then it’s 3</text:span><text:span text:style-name="T30">rd</text:span><text:span text:style-name="T23"> Bdy in Oct!</text:span></text:p>
      <text:p text:style-name="P3"><text:span text:style-name="T3">[</text:span><text:span text:style-name="T4">2</text:span><text:span text:style-name="T11">5</text:span><text:span text:style-name="T4"> Min] </text:span><text:span text:style-name="T13">This is for Donald and Kim</text:span></text:p>
      <text:p text:style-name="P8"><text:span text:style-name="T4">Musicstuffs</text:span><text:bookmark text:name="eow-title"/><text:span text:style-name="T4"> </text:span><text:span text:style-name="T10">4 min 21 sec </text:span><text:span text:style-name="T13">William Shatner - Rocket Man <text:line-break/>https://www.youtube.com/watch?v=5hARDXYz2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09-20T14:36:50.817024304</dc:date>
    <meta:editing-duration>PT13H29M38S</meta:editing-duration>
    <meta:editing-cycles>101</meta:editing-cycles>
    <meta:generator>LibreOffice/5.2.5.1$Linux_X86_64 LibreOffice_project/20m0$Build-1</meta:generator>
    <meta:document-statistic meta:table-count="0" meta:image-count="0" meta:object-count="0" meta:page-count="1" meta:paragraph-count="13" meta:word-count="437" meta:character-count="2592" meta:non-whitespace-character-count="2165"/>
  </office:meta>
</office:document-meta>
</file>